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629" officeooo:paragraph-rsid="00003629"/>
    </style:style>
    <style:style style:name="P2" style:family="paragraph" style:parent-style-name="Standard">
      <style:text-properties officeooo:rsid="00003629" officeooo:paragraph-rsid="0001566c"/>
    </style:style>
    <style:style style:name="P3" style:family="paragraph" style:parent-style-name="Standard">
      <style:text-properties officeooo:rsid="0001566c" officeooo:paragraph-rsid="0001566c"/>
    </style:style>
    <style:style style:name="T1" style:family="text">
      <style:text-properties officeooo:rsid="00003629"/>
    </style:style>
    <style:style style:name="T2" style:family="text">
      <style:text-properties officeooo:rsid="000156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n tus propias palabras ¿En qué se diferencian romper y continuar?</text:p>
      <text:p text:style-name="Standard"/>
      <text:p text:style-name="P1">La diferencia se basa en ek echo de que break no rompe por completo el el bucle</text:p>
      <text:p text:style-name="P1"/>
      <text:p text:style-name="P1">for (let i = 1; i &lt;= 15; i++) {</text:p>
      <text:p text:style-name="P1"><text:s/>if (i ==1) { </text:p>
      <text:p text:style-name="P1"><text:s text:c="5"/>break // aqui se rompe el bucle que la linea de codigo siguiente no se ejecuta</text:p>
      <text:p text:style-name="P1">} </text:p>
      <text:p text:style-name="P1">console.log(`${i} es par`)/// este codigo no se ejecuta.</text:p>
      <text:p text:style-name="P1">}</text:p>
      <text:p text:style-name="P1"/>
      <text:p text:style-name="P1"/>
      <text:p text:style-name="P1">for (let i = 1; i &lt;= 15; i++) {</text:p>
      <text:p text:style-name="P1"><text:s/>if (i ==1) { </text:p>
      <text:p text:style-name="P1"><text:s text:c="2"/>Continue // El codigo de este bloque se ejecutara y continuara en el siguiente bloque</text:p>
      <text:p text:style-name="P1">} </text:p>
      <text:p text:style-name="P1">console.log(`${i} es par`)/// este codigo se ejecuta.</text:p>
      <text:p text:style-name="P1">}</text:p>
      <text:p text:style-name="P1"/>
      <text:p text:style-name="P1">¿En que escenarios se te ocurriría usar break?</text:p>
      <text:p text:style-name="P1"/>
      <text:p text:style-name="P1"/>
      <text:p text:style-name="P1">Un break me nos puede servir para romper un bucle infinito o <text:s/>en el mometo de que se cumpla una condición</text:p>
      <text:p text:style-name="P1"/>
      <text:p text:style-name="P1">yo lo <text:span text:style-name="T2">usaria </text:span><text:s/>para poder tener control de cuando finalizar un bucle.</text:p>
      <text:p text:style-name="P1"/>
      <text:p text:style-name="P3">Lo podemos usar a medida que necesitemos un resultado o roper un bucle.</text:p>
      <text:p text:style-name="P3"/>
      <text:p text:style-name="P3">Si queremos que un bucle se repita unas veces establecidad.</text:p>
      <text:p text:style-name="P3"/>
      <text:p text:style-name="P3"><text:s/><text:span text:style-name="T1">for (let i = 1; i &lt;= </text:span>25<text:span text:style-name="T1">; i++) {</text:span></text:p>
      <text:p text:style-name="P2"><text:s/>if (i ==<text:span text:style-name="T2">18</text:span>) { </text:p>
      <text:p text:style-name="P2"><text:s/><text:span text:style-name="T2">console.log(“hasta aqui llego el bucle”)</text:span></text:p>
      <text:p text:style-name="P3">break;</text:p>
      <text:p text:style-name="P2">} </text:p>
      <text:p text:style-name="P2"/>
      <text:p text:style-name="P3">para romper un bucle infinito-</text:p>
      <text:p text:style-name="P3"/>
      <text:p text:style-name="P3">a=1 </text:p>
      <text:p text:style-name="P3"/>
      <text:p text:style-name="P3">while(a=1){</text:p>
      <text:p text:style-name="P3"><text:s text:c="2"/>break;</text:p>
      <text:p text:style-name="P3">}</text:p>
      <text:p text:style-name="P3"/>
      <text:p text:style-name="P3"/>
      <text:p text:style-name="P3">¿En que escenarios se te ocurriría usar continue</text:p>
      <text:p text:style-name="P3"/>
      <text:p text:style-name="P3">El continue nos sirve para poder ejecutar una linea de codigo y que el bucle continue con nomralidad.</text:p>
      <text:p text:style-name="P3"><text:soft-page-break/></text:p>
      <text:p text:style-name="P3">Imaginemos que hay un jugador de video juegos, quermos que si lleva una racha de puntos más de 3 se poryecte en pantalla un mensaje diciendo combo.</text:p>
      <text:p text:style-name="P3"/>
      <text:p text:style-name="P3">Ejemplo</text:p>
      <text:p text:style-name="P3"/>
      <text:p text:style-name="P3">while(jugador==True){</text:p>
      <text:p text:style-name="P3"/>
      <text:p text:style-name="P3">if(racha &gt;2){</text:p>
      <text:p text:style-name="P3"><text:s text:c="2"/>console.log(“combo”); </text:p>
      <text:p text:style-name="P3"><text:s text:c="3"/>continue;</text:p>
      <text:p text:style-name="P3">}</text:p>
      <text:p text:style-name="P3"/>
      <text:p text:style-name="P3">}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19:24:39.649465325</meta:creation-date>
    <dc:date>2022-04-27T19:52:45.472521397</dc:date>
    <meta:editing-duration>PT2M45S</meta:editing-duration>
    <meta:editing-cycles>1</meta:editing-cycles>
    <meta:document-statistic meta:table-count="0" meta:image-count="0" meta:object-count="0" meta:page-count="2" meta:paragraph-count="39" meta:word-count="261" meta:character-count="1394" meta:non-whitespace-character-count="1143"/>
    <meta:generator>LibreOffice/7.2.6.2$Linux_X86_64 LibreOffice_project/20$Build-2</meta:generator>
  </office:meta>
</office:document-meta>
</file>